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outline1">
      <style:graphic-properties fo:min-height="5.55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font-size="20pt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4">
        <draw:frame presentation:style-name="pr1" draw:text-style-name="P1" draw:layer="layout" svg:width="25.199cm" svg:height="5.689cm" svg:x="1.4cm" svg:y="6.546cm" presentation:class="title" presentation:user-transformed="true">
          <draw:text-box>
            <text:p text:style-name="P1"><text:span text:style-name="T1">Analyse et développement d'un framework open-source d'online banking pour des organisations d'échange social en monnaies complémentaires</text:span></text:p>
          </draw:text-box>
        </draw:frame>
        <draw:frame presentation:style-name="pr2" draw:layer="layout" svg:width="25.2cm" svg:height="5.809cm" svg:x="1.4cm" svg:y="13.591cm" presentation:class="outline" presentation:user-transformed="true">
          <draw:text-box>
            <text:list text:style-name="L2">
              <text:list-header>
                <text:p text:style-name="P2"/>
                <text:p text:style-name="P2">22/06/2015</text:p>
                <text:p text:style-name="P2">Biset Maxime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 text:style-name="P3"><text:span text:style-name="T2">Sommaire </text:span><text:span text:style-name="T3">(1min)</text:span></text:p>
          </draw:text-box>
        </draw:frame>
        <draw:frame presentation:style-name="pr5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Contexte</text:p>
              </text:list-item>
              <text:list-item>
                <text:p>Analyse</text:p>
              </text:list-item>
              <text:list-item>
                <text:p>Méthode pour le développement</text:p>
              </text:list-item>
              <text:list-item>
                <text:p>Exemple </text:p>
                <text:list>
                  <text:list-item>
                    <text:p>Feature + localisation dans Django</text:p>
                  </text:list-item>
                  <text:list-item>
                    <text:p>Rétro-ingénierie</text:p>
                  </text:list-item>
                  <text:list-item>
                    <text:p>Refactoring</text:p>
                  </text:list-item>
                  <text:list-item>
                    <text:p>Résultat</text:p>
                  </text:list-item>
                </text:list>
              </text:list-item>
              <text:list-item>
                <text:p>Future work</text:p>
              </text:list-item>
              <text:list-item>
                <text:p>Conclusion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 text:style-name="P3"><text:span text:style-name="T2">Contexte </text:span><text:span text:style-name="T3">(1min)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rganisations d'échange social en monnaies complémentaires</text:p>
              </text:list-item>
              <text:list-item>
                <text:p>Framework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><text:span text:style-name="T2">Analyse </text:span><text:span text:style-name="T3">(3mins)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tro au domaine</text:p>
              </text:list-item>
              <text:list-item>
                <text:p>Feature diagram : principe + FD de ce domain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3" draw:layer="layout" svg:width="20cm" svg:height="2.845cm" svg:x="1.4cm" svg:y="1.178cm" presentation:class="title">
          <draw:text-box>
            <text:p><text:span text:style-name="T2">Développement : méthode </text:span><text:span text:style-name="T3">(1min30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eature par feature</text:p>
              </text:list-item>
              <text:list-item>
                <text:p>Pour chaque : recherche - analyse - refactoring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><text:span text:style-name="T2">Exemple : description</text:span><text:span text:style-name="T4"> <text:s/></text:span><text:span text:style-name="T5">(2mins)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scription (sous-)feature pris en exemple </text:p>
                <text:list>
                  <text:list-item>
                    <text:p>par ex : la partie liée à la gestion des volontaires pour une demande de service</text:p>
                  </text:list-item>
                </text:list>
              </text:list-item>
              <text:list-item>
                <text:p>Où on est cfr architecture Django et ce projet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text-style-name="P3" draw:layer="layout" svg:width="20.6cm" svg:height="2cm" svg:x="1.4cm" svg:y="1.6cm" presentation:class="title" presentation:user-transformed="true">
          <draw:text-box>
            <text:p><text:span text:style-name="T2">Exemple : rétro-ingénierie</text:span><text:span text:style-name="T4"> </text:span><text:span text:style-name="T5">(2mins)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étro-ingénierie de l'exemp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 presentation:user-transformed="true">
          <draw:text-box>
            <text:p><text:span text:style-name="T2">Exemple : refactoring</text:span><text:span text:style-name="T4"> </text:span><text:span text:style-name="T5">(2mins)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efactoring de l'exemple</text:p>
              </text:list-item>
              <text:list-item>
                <text:p>Quelques éléments techniques (fonctions, <text:s/>arguments, variables, ...)</text:p>
              </text:list-item>
              <text:list-item>
                <text:p>Exécution script de modification automatiq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><text:span text:style-name="T2">Exemple : résultats</text:span><text:span text:style-name="T4"> </text:span><text:span text:style-name="T5">(2mins)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Résultat</text:p>
                <text:list>
                  <text:list-item>
                    <text:p>Du (sous-)feature pris en exemple</text:p>
                  </text:list-item>
                  <text:list-item>
                    <text:p>Du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 text:style-name="P5"><text:span text:style-name="T2">Future work </text:span><text:span text:style-name="T3">(1min)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méliorations possibles : sur l'exemple &amp; sur le proje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 text:style-name="P5"><text:span text:style-name="T2">Conclusion </text:span><text:span text:style-name="T3">(2mins)</text:span></text:p>
          </draw:text-box>
        </draw:frame>
        <draw:frame presentation:style-name="pr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Difficultés du mémoire</text:p>
              </text:list-item>
              <text:list-item>
                <text:p>Contribu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Biset</meta:initial-creator>
    <meta:creation-date>2015-06-07T11:00:56.114993969</meta:creation-date>
    <dc:date>2015-06-07T11:43:12.423705226</dc:date>
    <dc:creator>Maxime Biset</dc:creator>
    <meta:editing-duration>PT10M24S</meta:editing-duration>
    <meta:editing-cycles>2</meta:editing-cycles>
    <meta:generator>LibreOffice/4.2.8.2$Linux_X86_64 LibreOffice_project/420m0$Build-2</meta:generator>
    <meta:document-statistic meta:object-count="77"/>
  </office:meta>
</office:document-meta>
</file>